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EntityClasses" style:family="table">
      <style:table-properties style:width="6.9271in" fo:margin-left="0in" table:align="left" style:shadow="none" fo:keep-with-next="always"/>
    </style:style>
    <style:style style:name="EntityClasses.A" style:family="table-column">
      <style:table-column-properties style:column-width="0.875in"/>
    </style:style>
    <style:style style:name="EntityClasses.B" style:family="table-column">
      <style:table-column-properties style:column-width="6.0521in"/>
    </style:style>
    <style:style style:name="EntityClasses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EntityClasses.B1" style:family="table-cell">
      <style:table-cell-properties fo:padding="0.0382in" fo:border="0.05pt solid #000000"/>
    </style:style>
    <style:style style:name="EntityClasses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EntityClasses.B2" style:family="table-cell">
      <style:table-cell-properties fo:padding="0.0382in" fo:border-left="0.05pt solid #000000" fo:border-right="0.05pt solid #000000" fo:border-top="none" fo:border-bottom="0.05pt solid #000000"/>
    </style:style>
    <style:style style:name="EntityClasses.B3" style:family="table-cell">
      <style:table-cell-properties fo:padding="0.0382in" fo:border-left="0.05pt solid #000000" fo:border-right="0.05pt solid #000000" fo:border-top="none" fo:border-bottom="0.05pt solid #000000"/>
    </style:style>
    <style:style style:name="EntityClasses.B4" style:family="table-cell">
      <style:table-cell-properties fo:padding="0.0382in" fo:border-left="0.05pt solid #000000" fo:border-right="0.05pt solid #000000" fo:border-top="none" fo:border-bottom="0.05pt solid #000000"/>
    </style:style>
    <style:style style:name="EntityClasses.B5" style:family="table-cell">
      <style:table-cell-properties fo:padding="0.0382in" fo:border-left="0.05pt solid #000000" fo:border-right="0.05pt solid #000000" fo:border-top="none" fo:border-bottom="0.05pt solid #000000"/>
    </style:style>
    <style:style style:name="EntityClasses.A6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EntityClasses.B6" style:family="table-cell">
      <style:table-cell-properties fo:padding="0.0382in" fo:border-left="0.05pt solid #000000" fo:border-right="0.05pt solid #000000" fo:border-top="none" fo:border-bottom="0.05pt solid #000000"/>
    </style:style>
    <style:style style:name="EntityClasses.B7" style:family="table-cell">
      <style:table-cell-properties fo:padding="0.0382in" fo:border-left="0.05pt solid #000000" fo:border-right="0.05pt solid #000000" fo:border-top="none" fo:border-bottom="0.05pt solid #000000"/>
    </style:style>
    <style:style style:name="EntityClasses.B8" style:family="table-cell">
      <style:table-cell-properties fo:padding="0.0382in" fo:border-left="0.05pt solid #000000" fo:border-right="0.05pt solid #000000" fo:border-top="none" fo:border-bottom="0.05pt solid #000000"/>
    </style:style>
    <style:style style:name="EntityClasses.B9" style:family="table-cell">
      <style:table-cell-properties fo:padding="0.0382in" fo:border-left="0.05pt solid #000000" fo:border-right="0.05pt solid #000000" fo:border-top="none" fo:border-bottom="0.05pt solid #000000"/>
    </style:style>
    <style:style style:name="EntityClasses.B10" style:family="table-cell">
      <style:table-cell-properties fo:padding="0.0382in" fo:border-left="0.05pt solid #000000" fo:border-right="0.05pt solid #000000" fo:border-top="none" fo:border-bottom="0.05pt solid #000000"/>
    </style:style>
    <style:style style:name="EntityClasses.B11" style:family="table-cell">
      <style:table-cell-properties fo:padding="0.0382in" fo:border-left="0.05pt solid #000000" fo:border-right="0.05pt solid #000000" fo:border-top="none" fo:border-bottom="0.05pt solid #000000"/>
    </style:style>
    <style:style style:name="EntityClasses.B1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149918" officeooo:paragraph-rsid="00149918"/>
    </style:style>
    <style:style style:name="P2" style:family="paragraph" style:parent-style-name="Text_20_body">
      <style:text-properties officeooo:paragraph-rsid="00149918"/>
    </style:style>
    <style:style style:name="P3" style:family="paragraph" style:parent-style-name="Text_20_body">
      <style:text-properties officeooo:rsid="001b105a" officeooo:paragraph-rsid="001b105a"/>
    </style:style>
    <style:style style:name="P4" style:family="paragraph" style:parent-style-name="Text_20_body">
      <style:text-properties officeooo:rsid="001c0842" officeooo:paragraph-rsid="001c0842"/>
    </style:style>
    <style:style style:name="P5" style:family="paragraph" style:parent-style-name="Text_20_body">
      <style:text-properties officeooo:rsid="001c10bd" officeooo:paragraph-rsid="001c10bd"/>
    </style:style>
    <style:style style:name="P6" style:family="paragraph" style:parent-style-name="Text_20_body">
      <style:text-properties officeooo:rsid="001c10bd" officeooo:paragraph-rsid="001df33b"/>
    </style:style>
    <style:style style:name="P7" style:family="paragraph" style:parent-style-name="Text_20_body">
      <style:paragraph-properties fo:text-align="center" style:justify-single-word="false"/>
      <style:text-properties officeooo:rsid="001c10bd" officeooo:paragraph-rsid="001df33b"/>
    </style:style>
    <style:style style:name="P8" style:family="paragraph" style:parent-style-name="Text_20_body">
      <style:text-properties officeooo:rsid="001df33b" officeooo:paragraph-rsid="001df33b"/>
    </style:style>
    <style:style style:name="P9" style:family="paragraph" style:parent-style-name="Text_20_body">
      <style:text-properties officeooo:rsid="00209917" officeooo:paragraph-rsid="00209917"/>
    </style:style>
    <style:style style:name="P10" style:family="paragraph" style:parent-style-name="Text_20_body">
      <style:text-properties officeooo:rsid="0020aabd" officeooo:paragraph-rsid="0020aabd"/>
    </style:style>
    <style:style style:name="P11" style:family="paragraph" style:parent-style-name="Text_20_body">
      <style:text-properties officeooo:paragraph-rsid="0020aabd"/>
    </style:style>
    <style:style style:name="P12" style:family="paragraph" style:parent-style-name="Text_20_body">
      <style:text-properties officeooo:rsid="0022a897" officeooo:paragraph-rsid="0022a897"/>
    </style:style>
    <style:style style:name="P13" style:family="paragraph" style:parent-style-name="Text_20_body">
      <style:paragraph-properties fo:break-before="page"/>
      <style:text-properties officeooo:rsid="00149918" officeooo:paragraph-rsid="00149918"/>
    </style:style>
    <style:style style:name="P14" style:family="paragraph" style:parent-style-name="Subtitle">
      <style:text-properties officeooo:rsid="00149918" officeooo:paragraph-rsid="00149918"/>
    </style:style>
    <style:style style:name="P15" style:family="paragraph" style:parent-style-name="Title">
      <style:text-properties officeooo:rsid="00149918" officeooo:paragraph-rsid="00149918"/>
    </style:style>
    <style:style style:name="P16" style:family="paragraph" style:parent-style-name="Heading_20_1">
      <style:paragraph-properties fo:break-before="page"/>
    </style:style>
    <style:style style:name="P17" style:family="paragraph" style:parent-style-name="Heading_20_1">
      <style:paragraph-properties fo:break-before="page"/>
      <style:text-properties officeooo:rsid="001c10bd" officeooo:paragraph-rsid="001c10bd"/>
    </style:style>
    <style:style style:name="P18" style:family="paragraph" style:parent-style-name="Heading_20_1">
      <style:text-properties officeooo:paragraph-rsid="00149918"/>
    </style:style>
    <style:style style:name="P19" style:family="paragraph" style:parent-style-name="Footer">
      <style:paragraph-properties fo:text-align="end" style:justify-single-word="false"/>
      <style:text-properties officeooo:rsid="00149918" officeooo:paragraph-rsid="00149918"/>
    </style:style>
    <style:style style:name="P20" style:family="paragraph" style:parent-style-name="Footer">
      <style:paragraph-properties fo:text-align="center" style:justify-single-word="false"/>
      <style:text-properties officeooo:rsid="00149918" officeooo:paragraph-rsid="00149918"/>
    </style:style>
    <style:style style:name="P21" style:family="paragraph" style:parent-style-name="Table_20_index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22" style:family="paragraph" style:parent-style-name="Heading_20_2">
      <style:text-properties officeooo:rsid="001c10bd" officeooo:paragraph-rsid="001c10bd"/>
    </style:style>
    <style:style style:name="P23" style:family="paragraph" style:parent-style-name="Heading_20_2">
      <style:text-properties officeooo:rsid="0020aabd" officeooo:paragraph-rsid="0020aabd"/>
    </style:style>
    <style:style style:name="P24" style:family="paragraph" style:parent-style-name="Table_20_Heading">
      <style:text-properties officeooo:rsid="00227438" officeooo:paragraph-rsid="00227438"/>
    </style:style>
    <style:style style:name="P25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26" style:family="paragraph" style:parent-style-name="Table_20_Contents">
      <style:text-properties officeooo:rsid="0022a897" officeooo:paragraph-rsid="0022a897"/>
    </style:style>
    <style:style style:name="P27" style:family="paragraph" style:parent-style-name="Table_20_Contents">
      <style:paragraph-properties fo:text-align="center" style:justify-single-word="false"/>
      <style:text-properties officeooo:rsid="0022a897" officeooo:paragraph-rsid="0022a897"/>
    </style:style>
    <style:style style:name="P28" style:family="paragraph" style:parent-style-name="Table_20_Contents">
      <style:text-properties officeooo:rsid="0022dcbf" officeooo:paragraph-rsid="0022dcbf"/>
    </style:style>
    <style:style style:name="P29" style:family="paragraph" style:parent-style-name="Table_20_Contents">
      <style:paragraph-properties fo:text-align="center" style:justify-single-word="false"/>
      <style:text-properties officeooo:rsid="0022dcbf" officeooo:paragraph-rsid="0022dcbf"/>
    </style:style>
    <style:style style:name="P30" style:family="paragraph" style:parent-style-name="Contents_20_Heading">
      <style:paragraph-properties fo:break-before="page"/>
    </style:style>
    <style:style style:name="P31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T1" style:family="text">
      <style:text-properties officeooo:rsid="00149918"/>
    </style:style>
    <style:style style:name="T2" style:family="text">
      <style:text-properties officeooo:rsid="0014f93c"/>
    </style:style>
    <style:style style:name="T3" style:family="text">
      <style:text-properties officeooo:rsid="00188203"/>
    </style:style>
    <style:style style:name="T4" style:family="text">
      <style:text-properties officeooo:rsid="00193984"/>
    </style:style>
    <style:style style:name="T5" style:family="text">
      <style:text-properties officeooo:rsid="001c0842"/>
    </style:style>
    <style:style style:name="T6" style:family="text">
      <style:text-properties officeooo:rsid="001df33b"/>
    </style:style>
    <style:style style:name="T7" style:family="text">
      <style:text-properties officeooo:rsid="001eab2c"/>
    </style:style>
    <style:style style:name="T8" style:family="text">
      <style:text-properties officeooo:rsid="00227438"/>
    </style:style>
    <style:style style:name="T9" style:family="text">
      <style:text-properties officeooo:rsid="0022a897"/>
    </style:style>
    <style:style style:name="T10" style:family="text">
      <style:text-properties officeooo:rsid="0022dcbf"/>
    </style:style>
    <style:style style:name="T11" style:family="text">
      <style:text-properties officeooo:rsid="00243d23"/>
    </style:style>
    <style:style style:name="T12" style:family="text"/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</text:sequence-decls>
      <text:p text:style-name="P15"><text:span text:style-name="T3">AVM</text:span> Reference Manual</text:p>
      <text:p text:style-name="P14">v0.8</text:p>
      <text:p text:style-name="P1"/>
      <text:p text:style-name="P1"/>
      <text:p text:style-name="P1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30">Table of Contents</text:p>
          </text:index-title>
          <text:p text:style-name="P31"><text:a xlink:type="simple" xlink:href="#__RefHeading___Toc239_1643269626" text:style-name="Index_20_Link" text:visited-style-name="Index_20_Link">1.Welcome!<text:tab/>3</text:a></text:p>
          <text:p text:style-name="P31"><text:a xlink:type="simple" xlink:href="#__RefHeading___Toc241_1643269626" text:style-name="Index_20_Link" text:visited-style-name="Index_20_Link">2.Hardware Reference<text:tab/>4</text:a></text:p>
          <text:p text:style-name="P31"><text:a xlink:type="simple" xlink:href="#__RefHeading___Toc247_1643269626" text:style-name="Index_20_Link" text:visited-style-name="Index_20_Link">3.Virtual Machine Reference<text:tab/>5</text:a></text:p>
          <text:p text:style-name="P25"><text:a xlink:type="simple" xlink:href="#__RefHeading___Toc249_1643269626" text:style-name="Index_20_Link" text:visited-style-name="Index_20_Link">3.1Overview<text:tab/>5</text:a></text:p>
        </text:index-body>
      </text:table-of-content>
      <text:table-index text:style-name="Sect1" text:protected="true" text:name="Index of Tables1">
        <text:table-index-source text:caption-sequence-name="Table" text:caption-sequence-format="text">
          <text:index-title-template text:style-name="Table_20_index_20_heading">Index of Tables</text:index-title-template>
          <text:table-index-entry-template text:style-name="Table_20_index_20_1">
            <text:index-entry-text/>
            <text:index-entry-tab-stop style:type="right" style:leader-char="."/>
            <text:index-entry-page-number/>
          </text:table-index-entry-template>
        </text:table-index-source>
        <text:index-body>
          <text:index-title text:style-name="Sect1" text:name="Index of Tables1_Head">
            <text:p text:style-name="Table_20_index_20_heading">Index of Tables</text:p>
          </text:index-title>
          <text:p text:style-name="P21">Table 3.1: Entity Prefixes<text:tab/>6</text:p>
        </text:index-body>
      </text:table-index>
      <text:p text:style-name="P1"/>
      <text:p text:style-name="P13"/>
      <text:h text:style-name="P18" text:outline-level="1"><text:bookmark-start text:name="__RefHeading___Toc239_1643269626"/><text:span text:style-name="T1">Welcome!</text:span><text:bookmark-end text:name="__RefHeading___Toc239_1643269626"/></text:h>
      <text:p text:style-name="P2"/>
      <text:p text:style-name="P1">Welcome, intrepid reader, to the <text:span text:style-name="T3">AVM</text:span> reference manual, where we discuss many things, not the least of which is <text:span text:style-name="T4">AVM</text:span> and its various elements, requirements, and <text:span text:style-name="T4">unnervingly</text:span> fluid definitions. <text:s/>It is my hope that this manual (if not the <text:span text:style-name="T2">bits and pieces</text:span> described herein) will prove useful. <text:s/></text:p>
      <text:p text:style-name="P3">AVM is a virtual machine, and an assembly-like language for programming it. <text:s/>AVM is an abbreviation of Abstruse Virtual Machine <text:span text:style-name="T5">(or maybe Another Verified Milkshake? <text:s/>Acrobatic Vehicle Mechanic? Altruistic Vendor Market?). <text:s/>AVM strives to combine the developmental simplicity of low-level assembly code with the performance advantages of a poorly implemented scripting language. <text:s/>AVM has a feature set that is insufficient to be useful, but attempts to be complex enough to avoid simple understanding and use.</text:span></text:p>
      <text:p text:style-name="P8">Having read that, you will probably ask, “Should I use AVM for my next project?”</text:p>
      <text:p text:style-name="P4"><text:span text:style-name="T6">Well, i</text:span>f you want rapid prototyping, use Python. <text:s/>If you want portability, use Java. <text:s/>If you want performance, use C. <text:s/>If you want something popular that you can put on your CV, Javascript (or ECMAscript if you please) is the way for you. <text:s/>If, however, you’d like to kill some time producing something mostly useless in a language with stilted syntax and limited semantic expression that runs slowly on an amateurish virtual machine, well, this is as good a place as any to start.</text:p>
      <text:h text:style-name="P16" text:outline-level="1"><text:bookmark-start text:name="__RefHeading___Toc241_1643269626"/>Hardware Reference<text:bookmark-end text:name="__RefHeading___Toc241_1643269626"/></text:h>
      <text:p text:style-name="Text_20_body"/>
      <text:p text:style-name="P6">There is no hardware. <text:s/></text:p>
      <text:p text:style-name="P6">AVM is all software. <text:s/></text:p>
      <text:p text:style-name="P6">There is nothing to see here.</text:p>
      <text:p text:style-name="P8">The best place to start is the Language Reference <text:span text:style-name="T7">in section 4</text:span>, or <text:s/>(if I’ve managed to actually write them) the examples in one or more Appendices. <text:s/>Chances are, you’ll care much more about programming things than <text:span text:style-name="T7">about </text:span>the underlying operation of the virtual machine, <text:span text:style-name="T7">unless you’re the kind of person who’s intrigued by under-the-hood bits, in which case read on to section 3 for the woefully incomplete and out-of-date details about the design and function of the machine itself.</text:span></text:p>
      <text:h text:style-name="P17" text:outline-level="1"><text:bookmark-start text:name="__RefHeading___Toc247_1643269626"/>Virtual Machine Reference<text:bookmark-end text:name="__RefHeading___Toc247_1643269626"/></text:h>
      <text:p text:style-name="P6"/>
      <text:p text:style-name="P7">Now we’re getting somewhere.</text:p>
      <text:h text:style-name="P22" text:outline-level="2"><text:bookmark-start text:name="__RefHeading___Toc249_1643269626"/>Overview<text:bookmark-end text:name="__RefHeading___Toc249_1643269626"/></text:h>
      <text:p text:style-name="P5"/>
      <text:p text:style-name="P5">The AVM virtual machine (yes, that’s redundant; no, I don’t care. <text:s/>It’s better than saying “<text:span text:style-name="T6">the </text:span>’A’ virtual machine” and having you wonder if the ‘A’ is a abbreviation or a <text:span text:style-name="T6">confusingly placed</text:span> indefinite article, or just saying ‘The AVM’, which comes off as a little too pretentious for my tastes) <text:s/>is much like any other virtual machine: it has a central virtual processor that executes machine code in memory. <text:s/>It has registers, opcodes that manipulate registers and memory, and a few I/O capabilities. <text:s/><text:span text:style-name="T6">Higher-level operations can be created as combinations of lower-level operations. <text:s/></text:span></text:p>
      <text:p text:style-name="P9">The processor operates on virtual ticks, unbound to a physical oscillator. <text:s/>Each instruction is evaluated and executed in a single virtual clock cycle, and each instruction execution is completed atomically. <text:s/>The processor has an arbitrary number of virtual cores; each core operates independently and simultaneously with all other cores (in this document, we’ll probably call them threads or processes sometimes). <text:s/>Each core has its own copy of the “core registers” (see definitions below), but shares all other memory and objects with all other cores.</text:p>
      <text:p text:style-name="P10">Unlike other processors, however, the AVM cores do not generally access memory as addresses in a flat space, but rather as opaque entity references. <text:s text:c="2"/>Most references will be to entries in entity class tables, where the reference identifies a table entry, and the value can be found in the table. <text:s/>When a program is loaded into the AVM (see? <text:s/>Pretentious.), the code is loaded into a block of contiguous memory (or, rather one or more blocks of contiguous memory), and a table is loaded for each supported entity class.</text:p>
      <text:p text:style-name="P12">Also, the AVM processor treats some higher-level entities as first-order machine references. <text:s/>For example, a “group” of entities may be referenced by some instructions in the same way as a register or memory location. <text:s/></text:p>
      <text:h text:style-name="P23" text:outline-level="2">Entities</text:h>
      <text:p text:style-name="P10">In AVM, the fundamental unit of stuff <text:span text:style-name="T10">the processor can understand </text:span>is an “entity”, which is a 32-bit reference to something. <text:s/><text:span text:style-name="T8">Entities are each members of a particular class that defines the role it plays in the virtual machine. <text:s/></text:span>Each <text:span text:style-name="T9">32-bit </text:span>entity <text:span text:style-name="T8">has an 8-bit prefix (high-order byte) that identifies its class, and a class-specific value in the lower 24 bits.</text:span></text:p>
      <table:table table:name="EntityClasses" table:style-name="EntityClasses">
        <table:table-column table:style-name="EntityClasses.A"/>
        <table:table-column table:style-name="EntityClasses.B"/>
        <table:table-header-rows>
          <text:soft-page-break/>
          <table:table-row>
            <table:table-cell table:style-name="EntityClasses.A1" office:value-type="string">
              <text:p text:style-name="P24">Prefix</text:p>
            </table:table-cell>
            <table:table-cell table:style-name="EntityClasses.B1" office:value-type="string">
              <text:p text:style-name="P24">Class</text:p>
            </table:table-cell>
          </table:table-row>
        </table:table-header-rows>
        <table:table-row>
          <table:table-cell table:style-name="EntityClasses.A2" office:value-type="string">
            <text:p text:style-name="P27">0x00</text:p>
          </table:table-cell>
          <table:table-cell table:style-name="EntityClasses.B8" office:value-type="string">
            <text:p text:style-name="P26">Instruction (opcode)</text:p>
          </table:table-cell>
        </table:table-row>
        <table:table-row>
          <table:table-cell table:style-name="EntityClasses.A2" office:value-type="string">
            <text:p text:style-name="P27">0x01</text:p>
          </table:table-cell>
          <table:table-cell table:style-name="EntityClasses.B8" office:value-type="string">
            <text:p text:style-name="P26">Error, exception, or interrupt</text:p>
          </table:table-cell>
        </table:table-row>
        <table:table-row>
          <table:table-cell table:style-name="EntityClasses.A2" office:value-type="string">
            <text:p text:style-name="P27">0x02</text:p>
          </table:table-cell>
          <table:table-cell table:style-name="EntityClasses.B8" office:value-type="string">
            <text:p text:style-name="P26">Group of entities</text:p>
          </table:table-cell>
        </table:table-row>
        <table:table-row>
          <table:table-cell table:style-name="EntityClasses.A2" office:value-type="string">
            <text:p text:style-name="P27">0x03</text:p>
          </table:table-cell>
          <table:table-cell table:style-name="EntityClasses.B8" office:value-type="string">
            <text:p text:style-name="P26">Register </text:p>
          </table:table-cell>
        </table:table-row>
        <table:table-row>
          <table:table-cell table:style-name="EntityClasses.A6" office:value-type="string">
            <text:p text:style-name="P27">0x04</text:p>
          </table:table-cell>
          <table:table-cell table:style-name="EntityClasses.B8" office:value-type="string">
            <text:p text:style-name="P26">Buffer</text:p>
          </table:table-cell>
        </table:table-row>
        <table:table-row>
          <table:table-cell table:style-name="EntityClasses.A2" office:value-type="string">
            <text:p text:style-name="P27">0x05</text:p>
          </table:table-cell>
          <table:table-cell table:style-name="EntityClasses.B8" office:value-type="string">
            <text:p text:style-name="P26">Port (for I/O operations)</text:p>
          </table:table-cell>
        </table:table-row>
        <table:table-row>
          <table:table-cell table:style-name="EntityClasses.A2" office:value-type="string">
            <text:p text:style-name="P27">0x06</text:p>
          </table:table-cell>
          <table:table-cell table:style-name="EntityClasses.B8" office:value-type="string">
            <text:p text:style-name="P26">String (character sequence)</text:p>
          </table:table-cell>
        </table:table-row>
        <table:table-row>
          <table:table-cell table:style-name="EntityClasses.A2" office:value-type="string">
            <text:p text:style-name="P27">0x07</text:p>
          </table:table-cell>
          <table:table-cell table:style-name="EntityClasses.B12" office:value-type="string">
            <text:p text:style-name="P26">Label (Identifiable location in code; used for branching instructions, function calls, etc.). <text:s/>Not to be confused with the LABEL opcode.</text:p>
          </table:table-cell>
        </table:table-row>
        <table:table-row>
          <table:table-cell table:style-name="EntityClasses.A2" office:value-type="string">
            <text:p text:style-name="P27">0x08</text:p>
          </table:table-cell>
          <table:table-cell table:style-name="EntityClasses.B12" office:value-type="string">
            <text:p text:style-name="P28">Processor Core Identifier (or Thead ID, or Process ID, or….)</text:p>
          </table:table-cell>
        </table:table-row>
        <table:table-row>
          <table:table-cell table:style-name="EntityClasses.A2" office:value-type="string">
            <text:p text:style-name="P29">0x09</text:p>
          </table:table-cell>
          <table:table-cell table:style-name="EntityClasses.B12" office:value-type="string">
            <text:p text:style-name="P28">A numeric reference <text:span text:style-name="T11">(think of this as an integer variable)</text:span></text:p>
          </table:table-cell>
        </table:table-row>
        <table:table-row>
          <table:table-cell table:style-name="EntityClasses.A2" office:value-type="string">
            <text:p text:style-name="P29">0x0A</text:p>
          </table:table-cell>
          <table:table-cell table:style-name="EntityClasses.B12" office:value-type="string">
            <text:p text:style-name="P28">An immediate numeric constant.</text:p>
          </table:table-cell>
        </table:table-row>
      </table:table>
      <text:p text:style-name="Table"><text:span text:style-name="Caption_20_characters">Table </text:span><text:span text:style-name="Caption_20_characters"><text:sequence text:ref-name="refTable0" text:name="Table" text:formula="ooow:Table+1" style:num-format="1">3.1</text:sequence></text:span><text:span text:style-name="Caption_20_characters">: </text:span>Entity Prefixes</text:p>
      <text:p text:style-name="Table"/>
      <text:p text:style-name="P10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/>
    <style:style style:name="Table_20_index_20_1" style:display-name="Table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Caption_20_characters" style:display-name="Caption characters" style:family="text"/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149918" officeooo:paragraph-rsid="00149918"/>
    </style:style>
    <style:style style:name="MP2" style:family="paragraph" style:parent-style-name="Footer">
      <style:paragraph-properties fo:text-align="end" style:justify-single-word="false"/>
      <style:text-properties officeooo:rsid="00149918" officeooo:paragraph-rsid="00149918"/>
    </style:style>
    <style:style style:name="MT1" style:family="text">
      <style:text-properties officeooo:rsid="00188203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fo:background-color="transparent" style:dynamic-spacing="false" draw:fill="none"/>
      </style:footer-style>
    </style:page-layout>
  </office:automatic-styles>
  <office:master-styles>
    <style:master-page style:name="Standard" style:page-layout-name="Mpm1">
      <style:footer>
        <text:p text:style-name="MP1"><text:span text:style-name="MT1">AVM</text:span> Reference Manual</text:p>
        <text:p text:style-name="MP2"><text:page-number text:select-page="current">6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w Kephart</meta:initial-creator>
    <meta:creation-date>2017-05-15T09:36:14.737438929</meta:creation-date>
    <dc:date>2017-05-15T16:54:49.421833691</dc:date>
    <dc:creator>Andrew Kephart</dc:creator>
    <meta:editing-duration>PT30M26S</meta:editing-duration>
    <meta:editing-cycles>2</meta:editing-cycles>
    <meta:generator>LibreOffice/5.1.6.2$Linux_X86_64 LibreOffice_project/10m0$Build-2</meta:generator>
    <meta:document-statistic meta:table-count="1" meta:image-count="0" meta:object-count="0" meta:page-count="6" meta:paragraph-count="55" meta:word-count="803" meta:character-count="4941" meta:non-whitespace-character-count="4161"/>
  </office:meta>
</office:document-meta>
</file>